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646cm" style:use-optimal-column-width="false" fo:break-before="auto"/>
    </style:style>
    <style:style style:family="table-column" style:name="co3">
      <style:table-column-properties style:column-width="2.54cm" style:use-optimal-column-width="false" fo:break-before="auto"/>
    </style:style>
    <style:style style:family="table-column" style:name="co4">
      <style:table-column-properties style:column-width="2.196cm" style:use-optimal-column-width="false" fo:break-before="auto"/>
    </style:style>
    <style:style style:family="table-column" style:name="co5">
      <style:table-column-properties style:column-width="10.19cm" style:use-optimal-column-width="true" fo:break-before="auto"/>
    </style:style>
    <style:style style:family="table-column" style:name="co6">
      <style:table-column-properties style:column-width="1.429cm" style:use-optimal-column-width="false" fo:break-before="auto"/>
    </style:style>
    <style:style style:family="table-column" style:name="co7">
      <style:table-column-properties style:column-width="0.8996cm" style:use-optimal-column-width="false" fo:break-before="auto"/>
    </style:style>
    <style:style style:family="table-column" style:name="co8">
      <style:table-column-properties style:column-width="3.969cm" style:use-optimal-column-width="false" fo:break-before="auto"/>
    </style:style>
    <style:style style:family="table-column" style:name="co9">
      <style:table-column-properties style:column-width="0.8996cm" style:use-optimal-column-width="false" fo:break-before="auto"/>
    </style:style>
    <style:style style:family="table-column" style:name="co10">
      <style:table-column-properties style:column-width="1.376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number-columns-repeated="1016" table:style-name="co9" table:default-cell-style-name="ce5"/>
        <table:table-column table:number-columns-repeated="101" table:style-name="co10" table:default-cell-style-name="ce5"/>
        <table:table-column table:style-name="co11" table:default-cell-style-name="ce5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7" office:value-type="time" office:time-value="PT14H00M00S"/>
          <table:table-cell table:style-name="ce7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7" table:formula="of:=[.C2]-[.B2]" office:value-type="time" office:time-value="PT00H30M00S"/>
          <table:table-cell/>
          <table:table-cell table:style-name="ce8" table:formula="of:=SUM([.E:.E])*24" office:value-type="float" office:value="152.63194444444446">
            <text:p>152.63194444444446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7" office:value-type="time" office:time-value="PT15H45M00S"/>
          <table:table-cell table:style-name="ce7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7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7" office:value-type="time" office:time-value="PT16H20M00S"/>
          <table:table-cell table:style-name="ce7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7" table:formula="of:=[.C4]-[.B4]" office:value-type="time" office:time-value="PT01H10M00S"/>
          <table:table-cell/>
          <table:table-cell table:style-name="ce9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7" office:value-type="time" office:time-value="PT15H19M59S"/>
          <table:table-cell table:style-name="ce7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7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7" office:value-type="time" office:time-value="PT16H25M00S"/>
          <table:table-cell table:style-name="ce7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7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7" office:value-type="time" office:time-value="PT17H40M00S"/>
          <table:table-cell table:style-name="ce7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7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7" office:value-type="time" office:time-value="PT10H55M00S"/>
          <table:table-cell table:style-name="ce7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7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7" office:value-type="time" office:time-value="PT15H30M00S"/>
          <table:table-cell table:style-name="ce7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7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7" office:value-type="time" office:time-value="PT15H00M00S"/>
          <table:table-cell table:style-name="ce7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7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7" office:value-type="time" office:time-value="PT13H55M00S"/>
          <table:table-cell table:style-name="ce7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7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7" office:value-type="time" office:time-value="PT19H20M00S"/>
          <table:table-cell table:style-name="ce7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7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7" office:value-type="time" office:time-value="PT16H49M59S"/>
          <table:table-cell table:style-name="ce7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7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7" office:value-type="time" office:time-value="PT15H30M00S"/>
          <table:table-cell table:style-name="ce7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7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7" office:value-type="time" office:time-value="PT14H10M00S"/>
          <table:table-cell table:style-name="ce7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7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7" office:value-type="time" office:time-value="PT17H10M00S"/>
          <table:table-cell table:style-name="ce7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7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7" office:value-type="time" office:time-value="PT20H20M00S"/>
          <table:table-cell table:style-name="ce7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7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7" office:value-type="time" office:time-value="PT11H00M00S"/>
          <table:table-cell table:style-name="ce7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7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7" office:value-type="time" office:time-value="PT10H25M00S"/>
          <table:table-cell table:style-name="ce7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7" table:formula="of:=[.C19]-[.B19]" office:value-type="time" office:time-value="PT03H30M00S"/>
          <table:table-cell table:style-name="ce7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7" office:value-type="time" office:time-value="PT11H40M00S"/>
          <table:table-cell table:style-name="ce7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7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7" office:value-type="time" office:time-value="PT11H00M00S"/>
          <table:table-cell table:style-name="ce7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7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7" office:value-type="time" office:time-value="PT12H30M00S"/>
          <table:table-cell table:style-name="ce7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7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7" office:value-type="time" office:time-value="PT16H00M00S"/>
          <table:table-cell table:style-name="ce7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7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7" office:value-type="time" office:time-value="PT14H45M00S"/>
          <table:table-cell table:style-name="ce7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7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7" office:value-type="time" office:time-value="PT16H00M00S"/>
          <table:table-cell table:style-name="ce7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7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7" office:value-type="time" office:time-value="PT20H15M00S"/>
          <table:table-cell table:style-name="ce7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7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7" office:value-type="time" office:time-value="PT14H30M00S"/>
          <table:table-cell table:style-name="ce7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7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7" office:value-type="time" office:time-value="PT13H45M00S"/>
          <table:table-cell table:style-name="ce7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7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7" office:value-type="time" office:time-value="PT19H50M00S"/>
          <table:table-cell table:style-name="ce7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7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7" office:value-type="time" office:time-value="PT17H10M00S"/>
          <table:table-cell table:style-name="ce7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7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7" office:value-type="time" office:time-value="PT13H30M00S"/>
          <table:table-cell table:style-name="ce7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7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7" office:value-type="time" office:time-value="PT16H20M00S"/>
          <table:table-cell table:style-name="ce7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7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7" office:value-type="time" office:time-value="PT18H45M00S"/>
          <table:table-cell table:style-name="ce7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7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7" office:value-type="time" office:time-value="PT18H35M00S"/>
          <table:table-cell table:style-name="ce7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7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7" office:value-type="time" office:time-value="PT18H00M00S"/>
          <table:table-cell table:style-name="ce7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7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7" office:value-type="time" office:time-value="PT19H20M00S"/>
          <table:table-cell table:style-name="ce7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7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7" office:value-type="time" office:time-value="PT18H45M00S"/>
          <table:table-cell table:style-name="ce7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7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7" office:value-type="time" office:time-value="PT21H30M00S"/>
          <table:table-cell table:style-name="ce7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7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7" office:value-type="time" office:time-value="PT19H20M00S"/>
          <table:table-cell table:style-name="ce7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7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7" office:value-type="time" office:time-value="PT19H50M00S"/>
          <table:table-cell table:style-name="ce7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7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7" office:value-type="time" office:time-value="PT20H40M00S"/>
          <table:table-cell table:style-name="ce7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7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7" office:value-type="time" office:time-value="PT14H05M00S"/>
          <table:table-cell table:style-name="ce7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7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7" office:value-type="time" office:time-value="PT16H49M59S"/>
          <table:table-cell table:style-name="ce7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7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7" office:value-type="time" office:time-value="PT17H40M00S"/>
          <table:table-cell table:style-name="ce7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7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7" office:value-type="time" office:time-value="PT22H14M00S"/>
          <table:table-cell table:style-name="ce7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7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7" office:value-type="time" office:time-value="PT18H49M00S"/>
          <table:table-cell table:style-name="ce7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7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7" office:value-type="time" office:time-value="PT18H15M00S"/>
          <table:table-cell table:style-name="ce7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7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7" office:value-type="time" office:time-value="PT21H00M00S"/>
          <table:table-cell table:style-name="ce7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7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7" office:value-type="time" office:time-value="PT21H20M00S"/>
          <table:table-cell table:style-name="ce7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7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7" office:value-type="time" office:time-value="PT00H30M00S"/>
          <table:table-cell table:style-name="ce7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7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7" office:value-type="time" office:time-value="PT18H10M00S"/>
          <table:table-cell table:style-name="ce7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7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7" office:value-type="time" office:time-value="PT21H00M00S"/>
          <table:table-cell table:style-name="ce7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7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7" office:value-type="time" office:time-value="PT00H30M00S"/>
          <table:table-cell table:style-name="ce7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7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7" office:value-type="time" office:time-value="PT21H05M00S"/>
          <table:table-cell table:style-name="ce7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7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7" office:value-type="time" office:time-value="PT10H10M00S"/>
          <table:table-cell table:style-name="ce7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7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7" office:value-type="time" office:time-value="PT10H55M00S"/>
          <table:table-cell table:style-name="ce7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7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7" office:value-type="time" office:time-value="PT12H40M00S"/>
          <table:table-cell table:style-name="ce7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7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7" office:value-type="time" office:time-value="PT15H46M00S"/>
          <table:table-cell table:style-name="ce7" office:value-type="time" office:time-value="PT17H40M00S"/>
          <table:table-cell office:value-type="string">
            <text:p><text:span text:style-name="T62">Ads CUD</text:span></text:p>
          </table:table-cell>
          <table:table-cell table:style-name="ce7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7" office:value-type="time" office:time-value="PT16H40M00S"/>
          <table:table-cell table:style-name="ce7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7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7" office:value-type="time" office:time-value="PT20H50M00S"/>
          <table:table-cell table:style-name="ce7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7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7" office:value-type="time" office:time-value="PT22H15M00S"/>
          <table:table-cell table:style-name="ce7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7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7" office:value-type="time" office:time-value="PT01H50M00S"/>
          <table:table-cell table:style-name="ce7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7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7" office:value-type="time" office:time-value="PT19H30M00S"/>
          <table:table-cell table:style-name="ce7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7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7" office:value-type="time" office:time-value="PT00H00M00S"/>
          <table:table-cell table:style-name="ce7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7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7" office:value-type="time" office:time-value="PT03H00M00S"/>
          <table:table-cell table:style-name="ce7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7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7" office:value-type="time" office:time-value="PT11H55M00S"/>
          <table:table-cell table:style-name="ce7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7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7" office:value-type="time" office:time-value="PT12H45M00S"/>
          <table:table-cell table:style-name="ce7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7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7" office:value-type="time" office:time-value="PT18H42M00S"/>
          <table:table-cell table:style-name="ce7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7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7" office:value-type="time" office:time-value="PT16H55M00S"/>
          <table:table-cell table:style-name="ce7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7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7" office:value-type="time" office:time-value="PT01H15M00S"/>
          <table:table-cell table:style-name="ce7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7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7" office:value-type="time" office:time-value="PT01H54M59S"/>
          <table:table-cell table:style-name="ce7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7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7" office:value-type="time" office:time-value="PT02H20M00S"/>
          <table:table-cell table:style-name="ce7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7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7" office:value-type="time" office:time-value="PT04H05M00S"/>
          <table:table-cell table:style-name="ce7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7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7" office:value-type="time" office:time-value="PT20H50M00S"/>
          <table:table-cell table:style-name="ce7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7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7" office:value-type="time" office:time-value="PT18H19M59S"/>
          <table:table-cell table:style-name="ce7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7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7" office:value-type="time" office:time-value="PT19H40M00S"/>
          <table:table-cell table:style-name="ce7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7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7" office:value-type="time" office:time-value="PT17H50M00S"/>
          <table:table-cell table:style-name="ce7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7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7" office:value-type="time" office:time-value="PT18H40M00S"/>
          <table:table-cell table:style-name="ce7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7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7" office:value-type="time" office:time-value="PT17H00M00S"/>
          <table:table-cell table:style-name="ce7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7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7" office:value-type="time" office:time-value="PT18H40M00S"/>
          <table:table-cell table:style-name="ce7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7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7" office:value-type="time" office:time-value="PT15H40M00S"/>
          <table:table-cell table:style-name="ce7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7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7" office:value-type="time" office:time-value="PT17H20M00S"/>
          <table:table-cell table:style-name="ce7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7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7" office:value-type="time" office:time-value="PT19H20M00S"/>
          <table:table-cell table:style-name="ce7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7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7" office:value-type="time" office:time-value="PT20H30M00S"/>
          <table:table-cell table:style-name="ce7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7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7" office:value-type="time" office:time-value="PT15H19M59S"/>
          <table:table-cell table:style-name="ce7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7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7" office:value-type="time" office:time-value="PT18H50M00S"/>
          <table:table-cell table:style-name="ce7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7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7" office:value-type="time" office:time-value="PT20H50M00S"/>
          <table:table-cell table:style-name="ce7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7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7" office:value-type="time" office:time-value="PT21H40M00S"/>
          <table:table-cell table:style-name="ce7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7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7" office:value-type="time" office:time-value="PT11H35M00S"/>
          <table:table-cell table:style-name="ce7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7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7" office:value-type="time" office:time-value="PT13H49M59S"/>
          <table:table-cell table:style-name="ce7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7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7" office:value-type="time" office:time-value="PT15H50M00S"/>
          <table:table-cell table:style-name="ce7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7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7" office:value-type="time" office:time-value="PT21H20M00S"/>
          <table:table-cell table:style-name="ce7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7" table:formula="of:=[.C92]-[.B92]" office:value-type="time" office:time-value="PT02H15M00S"/>
          <table:table-cell table:number-columns-repeated="1024"/>
        </table:table-row>
        <table:table-row table:style-name="ro94">
          <table:table-cell office:value-type="date" office:date-value="2022-06-04"/>
          <table:table-cell table:style-name="ce10" office:value-type="time" office:time-value="PT14H30M00S"/>
          <table:table-cell table:style-name="ce10" office:value-type="time" office:time-value="PT16H40M00S"/>
          <table:table-cell office:value-type="string">
            <text:p>Bug fixes, Load ads, View user page</text:p>
          </table:table-cell>
          <table:table-cell table:style-name="ce7" table:formula="of:=[.C93]-[.B93]" office:value-type="time" office:time-value="PT02H10M00S"/>
          <table:table-cell table:number-columns-repeated="1024"/>
        </table:table-row>
        <table:table-row table:style-name="ro95">
          <table:table-cell table:number-columns-repeated="4"/>
          <table:table-cell table:style-name="ce7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7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7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7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7"/>
          <table:table-cell table:number-columns-repeated="1024"/>
        </table:table-row>
        <table:table-row table:style-name="ro102">
          <table:table-cell table:number-columns-repeated="4"/>
          <table:table-cell table:style-name="ce7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number-style style:name="NF10004">
      <number:number number:decimal-places="2" number:min-integer-digits="1"/>
    </number:number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6.04cm" fo:min-height="16.04cm"/>
      </style:header-style>
      <style:footer-style>
        <style:header-footer-properties svg:height="16.04cm" fo:min-height="16.0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